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9in"/>
    </style:style>
    <style:style style:name="co2" style:family="table-column">
      <style:table-column-properties fo:break-before="auto" style:column-width="3.2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lt" fo:country="L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Verdan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row table:style-name="ro1">
          <table:table-cell table:number-columns-repeated="2" table:style-name="ce1" office:value-type="string">
            <text:p>Gėrimai</text:p>
          </table:table-cell>
          <table:table-cell table:formula="oooc:=CONCATENATE(&quot;update product set grouping='&quot;;[.B1];&quot;' where grouping='&quot;;[.A1];&quot;';&quot;)" office:value-type="string" office:string-value="update product set grouping='Gėrimai' where grouping='Gėrimai';">
            <text:p>update product set grouping='Gėrimai' where grouping='Gėrimai';</text:p>
          </table:table-cell>
          <table:table-cell table:number-columns-repeated="9"/>
          <table:table-cell table:formula="oooc:=CONCATENATE(&quot;&lt;value&gt;&quot;;[.B1])" office:value-type="string" office:string-value="&lt;value&gt;Gėrimai">
            <text:p>&lt;value&gt;Gėrimai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Miltiniai produktai</text:p>
          </table:table-cell>
          <table:table-cell table:style-name="ce1" office:value-type="string">
            <text:p>Duona, bandelės, pyragai</text:p>
          </table:table-cell>
          <table:table-cell table:formula="oooc:=CONCATENATE(&quot;update product set grouping='&quot;;[.B2];&quot;' where grouping='&quot;;[.A2];&quot;';&quot;)" office:value-type="string" office:string-value="update product set grouping='Duona, bandelės, pyragai' where grouping='Miltiniai produktai';">
            <text:p>update product set grouping='Duona, bandelės, pyragai' where grouping='Miltiniai produkt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ieno produktai</text:p>
          </table:table-cell>
          <table:table-cell table:style-name="ce1" office:value-type="string">
            <text:p>Pienas, pieno produktai</text:p>
          </table:table-cell>
          <table:table-cell table:formula="oooc:=CONCATENATE(&quot;update product set grouping='&quot;;[.B3];&quot;' where grouping='&quot;;[.A3];&quot;';&quot;)" office:value-type="string" office:string-value="update product set grouping='Pienas, pieno produktai' where grouping='Pieno produktai';">
            <text:p>update product set grouping='Pienas, pieno produktai' where grouping='Pieno produkt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ėsos/paukštienos produktai</text:p>
          </table:table-cell>
          <table:table-cell office:value-type="string">
            <text:p>Mėsa, paukštiena</text:p>
          </table:table-cell>
          <table:table-cell table:formula="oooc:=CONCATENATE(&quot;update product set grouping='&quot;;[.B4];&quot;' where grouping='&quot;;[.A4];&quot;';&quot;)" office:value-type="string" office:string-value="update product set grouping='Mėsa, paukštiena' where grouping='Mėsos/paukštienos produktai';">
            <text:p>update product set grouping='Mėsa, paukštiena' where grouping='Mėsos/paukštienos produkt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Žuvies/juros gerybių produktai</text:p>
          </table:table-cell>
          <table:table-cell office:value-type="string">
            <text:p>Žuvis, jūros gėrybės</text:p>
          </table:table-cell>
          <table:table-cell table:formula="oooc:=CONCATENATE(&quot;update product set grouping='&quot;;[.B5];&quot;' where grouping='&quot;;[.A5];&quot;';&quot;)" office:value-type="string" office:string-value="update product set grouping='Žuvis, jūros gėrybės' where grouping='Žuvies/juros gerybių produktai';">
            <text:p>update product set grouping='Žuvis, jūros gėrybės' where grouping='Žuvies/juros gerybių produkt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ldumynai/konditerijos gaminiai</text:p>
          </table:table-cell>
          <table:table-cell office:value-type="string">
            <text:p>Saldumynai, šokoladas, konditerija</text:p>
          </table:table-cell>
          <table:table-cell table:formula="oooc:=CONCATENATE(&quot;update product set grouping='&quot;;[.B6];&quot;' where grouping='&quot;;[.A6];&quot;';&quot;)" office:value-type="string" office:string-value="update product set grouping='Saldumynai, šokoladas, konditerija' where grouping='Saldumynai/konditerijos gaminiai';">
            <text:p>update product set grouping='Saldumynai, šokoladas, konditerija' where grouping='Saldumynai/konditerijos gamin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ulinarijos gaminiai</text:p>
          </table:table-cell>
          <table:table-cell office:value-type="string">
            <text:p>KITI</text:p>
          </table:table-cell>
          <table:table-cell table:formula="oooc:=CONCATENATE(&quot;update product set grouping='&quot;;[.B7];&quot;' where grouping='&quot;;[.A7];&quot;';&quot;)" office:value-type="string" office:string-value="update product set grouping='KITI' where grouping='Kulinarijos gaminiai';">
            <text:p>update product set grouping='KITI' where grouping='Kulinarijos gamin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onservuoti/marinuoti produktai</text:p>
          </table:table-cell>
          <table:table-cell office:value-type="string">
            <text:p>Konservuoti, marinuoti produktai</text:p>
          </table:table-cell>
          <table:table-cell table:formula="oooc:=CONCATENATE(&quot;update product set grouping='&quot;;[.B8];&quot;' where grouping='&quot;;[.A8];&quot;';&quot;)" office:value-type="string" office:string-value="update product set grouping='Konservuoti, marinuoti produktai' where grouping='Konservuoti/marinuoti produktai';">
            <text:p>update product set grouping='Konservuoti, marinuoti produktai' where grouping='Konservuoti/marinuoti produkt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riubos/sultiniai/košės</text:p>
          </table:table-cell>
          <table:table-cell office:value-type="string">
            <text:p>Greito paruošimo sriubos, košės</text:p>
          </table:table-cell>
          <table:table-cell table:formula="oooc:=CONCATENATE(&quot;update product set grouping='&quot;;[.B9];&quot;' where grouping='&quot;;[.A9];&quot;';&quot;)" office:value-type="string" office:string-value="update product set grouping='Greito paruošimo sriubos, košės' where grouping='Sriubos/sultiniai/košės';">
            <text:p>update product set grouping='Greito paruošimo sriubos, košės' where grouping='Sriubos/sultiniai/košės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Šaldyti produktai</text:p>
          </table:table-cell>
          <table:table-cell office:value-type="string">
            <text:p>Žuvis, jūros gėrybės</text:p>
          </table:table-cell>
          <table:table-cell table:formula="oooc:=CONCATENATE(&quot;update product set grouping='&quot;;[.B10];&quot;' where grouping='&quot;;[.A10];&quot;';&quot;)" office:value-type="string" office:string-value="update product set grouping='Žuvis, jūros gėrybės' where grouping='Šaldyti produktai';">
            <text:p>update product set grouping='Žuvis, jūros gėrybės' where grouping='Šaldyti produkt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aisių/daržovių/uogų gaminiai</text:p>
          </table:table-cell>
          <table:table-cell office:value-type="string">
            <text:p>Vaisių, daržovių, uogų gaminiai</text:p>
          </table:table-cell>
          <table:table-cell table:formula="oooc:=CONCATENATE(&quot;update product set grouping='&quot;;[.B11];&quot;' where grouping='&quot;;[.A11];&quot;';&quot;)" office:value-type="string" office:string-value="update product set grouping='Vaisių, daržovių, uogų gaminiai' where grouping='Vaisių/daržovių/uogų gaminiai';">
            <text:p>update product set grouping='Vaisių, daržovių, uogų gaminiai' where grouping='Vaisių/daržovių/uogų gamin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usfabrikačiai/sumuštiniai</text:p>
          </table:table-cell>
          <table:table-cell office:value-type="string">
            <text:p>Pusfabrikačiai</text:p>
          </table:table-cell>
          <table:table-cell table:formula="oooc:=CONCATENATE(&quot;update product set grouping='&quot;;[.B12];&quot;' where grouping='&quot;;[.A12];&quot;';&quot;)" office:value-type="string" office:string-value="update product set grouping='Pusfabrikačiai' where grouping='Pusfabrikačiai/sumuštiniai';">
            <text:p>update product set grouping='Pusfabrikačiai' where grouping='Pusfabrikačiai/sumuštin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išrainės</text:p>
          </table:table-cell>
          <table:table-cell office:value-type="string">
            <text:p>KITI</text:p>
          </table:table-cell>
          <table:table-cell table:formula="oooc:=CONCATENATE(&quot;update product set grouping='&quot;;[.B13];&quot;' where grouping='&quot;;[.A13];&quot;';&quot;)" office:value-type="string" office:string-value="update product set grouping='KITI' where grouping='Mišrainės';">
            <text:p>update product set grouping='KITI' where grouping='Mišrainės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žkandžiai</text:p>
          </table:table-cell>
          <table:table-cell office:value-type="string">
            <text:p>Traškučiai, javainiai, sausi pusryčiai</text:p>
          </table:table-cell>
          <table:table-cell table:formula="oooc:=CONCATENATE(&quot;update product set grouping='&quot;;[.B14];&quot;' where grouping='&quot;;[.A14];&quot;';&quot;)" office:value-type="string" office:string-value="update product set grouping='Traškučiai, javainiai, sausi pusryčiai' where grouping='Užkandžiai';">
            <text:p>update product set grouping='Traškučiai, javainiai, sausi pusryčiai' where grouping='Užkandž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rieskoniai</text:p>
          </table:table-cell>
          <table:table-cell office:value-type="string">
            <text:p>Prieskoniai</text:p>
          </table:table-cell>
          <table:table-cell table:formula="oooc:=CONCATENATE(&quot;update product set grouping='&quot;;[.B15];&quot;' where grouping='&quot;;[.A15];&quot;';&quot;)" office:value-type="string" office:string-value="update product set grouping='Prieskoniai' where grouping='Prieskoniai';">
            <text:p>update product set grouping='Prieskoniai' where grouping='Prieskon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dažai/kečiupai/garstyčios</text:p>
          </table:table-cell>
          <table:table-cell office:value-type="string">
            <text:p>Padažai, kečiupas, garstyčios</text:p>
          </table:table-cell>
          <table:table-cell table:formula="oooc:=CONCATENATE(&quot;update product set grouping='&quot;;[.B16];&quot;' where grouping='&quot;;[.A16];&quot;';&quot;)" office:value-type="string" office:string-value="update product set grouping='Padažai, kečiupas, garstyčios' where grouping='Padažai/kečiupai/garstyčios';">
            <text:p>update product set grouping='Padažai, kečiupas, garstyčios' where grouping='Padažai/kečiupai/garstyčios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iebalai/majonezas</text:p>
          </table:table-cell>
          <table:table-cell office:value-type="string">
            <text:p>Riebalai, majonezas</text:p>
          </table:table-cell>
          <table:table-cell table:formula="oooc:=CONCATENATE(&quot;update product set grouping='&quot;;[.B17];&quot;' where grouping='&quot;;[.A17];&quot;';&quot;)" office:value-type="string" office:string-value="update product set grouping='Riebalai, majonezas' where grouping='Riebalai/majonezas';">
            <text:p>update product set grouping='Riebalai, majonezas' where grouping='Riebalai/majonezas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isto papildai</text:p>
          </table:table-cell>
          <table:table-cell office:value-type="string">
            <text:p>KITI</text:p>
          </table:table-cell>
          <table:table-cell table:formula="oooc:=CONCATENATE(&quot;update product set grouping='&quot;;[.B18];&quot;' where grouping='&quot;;[.A18];&quot;';&quot;)" office:value-type="string" office:string-value="update product set grouping='KITI' where grouping='Maisto papildai';">
            <text:p>update product set grouping='KITI' where grouping='Maisto papild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roduktų ruošiniai</text:p>
          </table:table-cell>
          <table:table-cell office:value-type="string">
            <text:p>Produktų ruošiniai</text:p>
          </table:table-cell>
          <table:table-cell table:formula="oooc:=CONCATENATE(&quot;update product set grouping='&quot;;[.B19];&quot;' where grouping='&quot;;[.A19];&quot;';&quot;)" office:value-type="string" office:string-value="update product set grouping='Produktų ruošiniai' where grouping='Produktų ruošiniai';">
            <text:p>update product set grouping='Produktų ruošiniai' where grouping='Produktų ruošiniai'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ITI</text:p>
          </table:table-cell>
          <table:table-cell office:value-type="string">
            <text:p>KITI</text:p>
          </table:table-cell>
          <table:table-cell table:formula="oooc:=CONCATENATE(&quot;update product set grouping='&quot;;[.B20];&quot;' where grouping='&quot;;[.A20];&quot;';&quot;)" office:value-type="string" office:string-value="update product set grouping='KITI' where grouping='KITI';">
            <text:p>update product set grouping='KITI' where grouping='KITI';</text:p>
          </table:table-cell>
          <table:table-cell table:number-columns-repeated="253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lt" fo:country="L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4/08/2009</text:date>, <text:time>20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katiba</meta:initial-creator>
    <meta:creation-date>2009-04-08T19:35:46</meta:creation-date>
    <dc:date>2009-04-08T20:07:54</dc:date>
    <dc:language>lt-LT</dc:language>
    <meta:editing-cycles>3</meta:editing-cycles>
    <meta:editing-duration>PT29M27S</meta:editing-duration>
    <meta:user-defined meta:name="Info 1"/>
    <meta:user-defined meta:name="Info 2"/>
    <meta:user-defined meta:name="Info 3"/>
    <meta:user-defined meta:name="Info 4"/>
    <meta:document-statistic meta:table-count="3" meta:cell-count="61"/>
  </office:meta>
</office:document-meta>
</file>